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94cc0" officeooo:paragraph-rsid="00194cc0"/>
    </style:style>
    <style:style style:name="P3" style:family="paragraph" style:parent-style-name="Standard">
      <style:text-properties officeooo:rsid="00194cc0" officeooo:paragraph-rsid="001a4a55"/>
    </style:style>
    <style:style style:name="P4" style:family="paragraph" style:parent-style-name="Standard">
      <style:text-properties fo:font-weight="bold" officeooo:rsid="00194cc0" officeooo:paragraph-rsid="00194cc0" style:font-weight-asian="bold" style:font-weight-complex="bold"/>
    </style:style>
    <style:style style:name="P5" style:family="paragraph" style:parent-style-name="Standard">
      <style:text-properties fo:font-weight="bold" officeooo:rsid="00194cc0" officeooo:paragraph-rsid="001b9fc7" style:font-weight-asian="bold" style:font-weight-complex="bold"/>
    </style:style>
    <style:style style:name="P6" style:family="paragraph" style:parent-style-name="Standard">
      <style:text-properties fo:font-weight="bold" officeooo:rsid="00194cc0" officeooo:paragraph-rsid="001a4a55" style:font-weight-asian="bold" style:font-weight-complex="bold"/>
    </style:style>
    <style:style style:name="P7" style:family="paragraph" style:parent-style-name="Standard">
      <style:text-properties officeooo:rsid="001e653e" officeooo:paragraph-rsid="001e653e"/>
    </style:style>
    <style:style style:name="P8" style:family="paragraph" style:parent-style-name="Standard">
      <style:text-properties officeooo:rsid="001f75f5" officeooo:paragraph-rsid="001f75f5"/>
    </style:style>
    <style:style style:name="P9" style:family="paragraph" style:parent-style-name="Standard" style:master-page-name="Standard">
      <style:paragraph-properties fo:text-align="justify" style:justify-single-word="false" style:page-number="auto"/>
      <style:text-properties fo:font-weight="bold" officeooo:rsid="00194cc0" officeooo:paragraph-rsid="00194cc0" style:font-weight-asian="bold" style:font-weight-complex="bold"/>
    </style:style>
    <style:style style:name="P10" style:family="paragraph" style:parent-style-name="Standard">
      <style:text-properties officeooo:rsid="001e653e" officeooo:paragraph-rsid="001e653e"/>
    </style:style>
    <style:style style:name="P11" style:family="paragraph" style:parent-style-name="Standard">
      <style:text-properties officeooo:rsid="00194cc0" officeooo:paragraph-rsid="00252442"/>
    </style:style>
    <style:style style:name="P12" style:family="paragraph" style:parent-style-name="Standard">
      <style:text-properties fo:font-weight="bold" officeooo:rsid="00252442" officeooo:paragraph-rsid="00252442" style:font-weight-asian="bold" style:font-weight-complex="bold"/>
    </style:style>
    <style:style style:name="T1" style:family="text">
      <style:text-properties fo:font-size="11pt" style:font-size-asian="11pt" style:font-name-complex="Arial" style:font-size-complex="11pt"/>
    </style:style>
    <style:style style:name="T2" style:family="text">
      <style:text-properties fo:font-size="11pt" officeooo:rsid="001a7c67" style:font-size-asian="11pt" style:font-name-complex="Arial" style:font-size-complex="11pt"/>
    </style:style>
    <style:style style:name="T3"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osgrößentransformation</text:p>
      <text:p text:style-name="P2">Die Bank verleiht Geld an Kunden, das von den Konten mehrerern anderen Kunden genommen wird.</text:p>
      <text:p text:style-name="P4">Fristentransformation</text:p>
      <text:p text:style-name="P3"><text:span text:style-name="T1">Der Schuldner und der Gläubiger haben andere zeitliche Wünsche für das Ein/Auszahlen. Die Bank </text:span><text:span text:style-name="T2">bringt diese in Einklang</text:span><text:span text:style-name="T1">. </text:span></text:p>
      <text:p text:style-name="P6">Risikotransformation</text:p>
      <text:p text:style-name="P8">Risikotransformation bedeutet, dass das von den Kapitalgebern akzeptierte Risiko eines Angebot mit dem von den Kapitalnehmern gewünschten Risiko eines Angebot in Übereinstimmung gebracht wird.</text:p>
      <text:p text:style-name="P5">Informationsbeschaffung</text:p>
      <text:p text:style-name="P7">Banken benötigen und verwenden <text:s/>für ihre Geschäfte Informationen über deren Grundlagen, Auswirkungen, Erträge, Risiken. Informationen erhält die Bank durch z.b. Kreditwürdigkeitsprüfung, Länderrisikoanalyse, Wertpapierresearch.</text:p>
      <text:p text:style-name="P7"/>
      <text:p text:style-name="P4">Liquiditätsrisiko</text:p>
      <text:p text:style-name="P2">Das Risio, dass Banken ihr vermögen nicht schnell genug flüssig machen könnnen.</text:p>
      <text:p text:style-name="P4">Solvenzrisiko</text:p>
      <text:p text:style-name="P11">Das Risiko, dass Schuldner nicht mehr fähig sind ihre Schuld zurückzuzahlen.</text:p>
      <text:p text:style-name="P11"/>
      <text:p text:style-name="P12">Businessmodell - <text:s/><text:span text:style-name="T3">Zinsdifferenzgeschäft</text:span></text:p>
      <text:p text:style-name="P12"><text:span text:style-name="T3">Um ein Zinsdifferenzgeschäft handelt es sich wenn ein Kapitageber einen Kredit aufnimmt und dieses Geld anschließend in ein Geschäft investiert das wesentlich höhere Zinsen garantiert als der Kapitalanleger für das geliehen Geld selbst zah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d1d1d1" draw:end-color="#c7c7c7"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OC_20_Heading" style:display-name="TOC Heading" style:family="paragraph" style:parent-style-name="Heading_20_1" style:next-style-name="Standard" style:default-outline-level="">
      <style:text-properties style:language-asian="de" style:country-asian="D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Überschrift_20_2_20_Zchn" style:display-name="Überschrift 2 Zchn"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2pt"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fo:font-size="12pt"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fo:font-size="12pt"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5.015cm"/>
        </style:list-level-properties>
        <style:text-properties fo:font-family="Symbol" style:font-style-name="Standard" style:font-family-generic="roman" style:font-pitch="variable" style:font-charset="x-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6.28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7.55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8.825cm"/>
        </style:list-level-properties>
        <style:text-properties fo:font-family="Symbol" style:font-style-name="Standard"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10.09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1.36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2.635cm"/>
        </style:list-level-properties>
        <style:text-properties fo:font-family="Symbol" style:font-style-name="Standard"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3.90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5.17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2"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5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5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5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5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6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6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6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6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header>
        <text:p text:style-name="Header"/>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nja Kozarevic</meta:initial-creator>
    <meta:editing-cycles>15</meta:editing-cycles>
    <meta:creation-date>2016-06-11T10:09:00</meta:creation-date>
    <dc:date>2017-01-28T15:14:16.701000000</dc:date>
    <meta:editing-duration>PT32M15S</meta:editing-duration>
    <meta:generator>LibreOffice/5.2.4.2$Windows_x86 LibreOffice_project/3d5603e1122f0f102b62521720ab13a38a4e0eb0</meta:generator>
    <meta:document-statistic meta:table-count="0" meta:image-count="0" meta:object-count="0" meta:page-count="1" meta:paragraph-count="14" meta:word-count="146" meta:character-count="1185" meta:non-whitespace-character-count="105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